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FreeSans"/>
    </style:style>
    <style:style style:name="P2" style:family="paragraph" style:parent-style-name="Standard">
      <style:paragraph-properties fo:line-height="150%"/>
      <style:text-properties style:font-name="FreeSans" officeooo:rsid="000b3f23" officeooo:paragraph-rsid="000b3f23"/>
    </style:style>
    <style:style style:name="P3" style:family="paragraph" style:parent-style-name="Standard">
      <style:paragraph-properties fo:line-height="150%"/>
      <style:text-properties style:font-name="FreeSans" officeooo:rsid="000d13b6" officeooo:paragraph-rsid="000d13b6"/>
    </style:style>
    <style:style style:name="P4" style:family="paragraph" style:parent-style-name="Standard">
      <style:paragraph-properties fo:line-height="150%"/>
      <style:text-properties style:font-name="FreeSans" officeooo:rsid="001135b9" officeooo:paragraph-rsid="001135b9"/>
    </style:style>
    <style:style style:name="P5" style:family="paragraph" style:parent-style-name="Standard">
      <style:paragraph-properties fo:line-height="150%"/>
      <style:text-properties style:font-name="FreeSans" fo:font-style="italic" officeooo:rsid="000d7294" officeooo:paragraph-rsid="000d7294" style:font-style-asian="italic" style:font-style-complex="italic"/>
    </style:style>
    <style:style style:name="P6" style:family="paragraph" style:parent-style-name="Standard">
      <style:paragraph-properties fo:line-height="150%"/>
      <style:text-properties style:font-name="FreeSans" officeooo:rsid="00128fef" officeooo:paragraph-rsid="00128fef"/>
    </style:style>
    <style:style style:name="P7" style:family="paragraph" style:parent-style-name="Standard">
      <style:paragraph-properties fo:line-height="150%"/>
      <style:text-properties style:font-name="FreeSans" fo:font-weight="bold" officeooo:rsid="00128fef" officeooo:paragraph-rsid="00128fef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FreeSans" style:text-underline-style="solid" style:text-underline-width="auto" style:text-underline-color="font-color" officeooo:rsid="00128fef" officeooo:paragraph-rsid="00128fef"/>
    </style:style>
    <style:style style:name="P9" style:family="paragraph" style:parent-style-name="Standard">
      <style:paragraph-properties fo:line-height="150%"/>
      <style:text-properties style:font-name="FreeSans" style:text-underline-style="solid" style:text-underline-width="auto" style:text-underline-color="font-color" officeooo:rsid="00135637" officeooo:paragraph-rsid="00135637"/>
    </style:style>
    <style:style style:name="P10" style:family="paragraph" style:parent-style-name="Standard">
      <style:paragraph-properties fo:line-height="150%"/>
      <style:text-properties style:font-name="FreeSans" officeooo:rsid="00135637" officeooo:paragraph-rsid="00135637"/>
    </style:style>
    <style:style style:name="P11" style:family="paragraph" style:parent-style-name="Standard">
      <style:paragraph-properties fo:line-height="150%"/>
      <style:text-properties style:font-name="FreeSans" officeooo:rsid="001f354d" officeooo:paragraph-rsid="00154abc"/>
    </style:style>
    <style:style style:name="P12" style:family="paragraph" style:parent-style-name="Standard">
      <style:paragraph-properties fo:margin-left="1.27cm" fo:margin-right="0cm" fo:line-height="150%" fo:text-indent="0cm" style:auto-text-indent="false"/>
      <style:text-properties style:font-name="FreeSans" officeooo:rsid="000a8a82" officeooo:paragraph-rsid="000a8a82"/>
    </style:style>
    <style:style style:name="P13" style:family="paragraph" style:parent-style-name="Standard">
      <style:paragraph-properties fo:margin-left="1.27cm" fo:margin-right="0cm" fo:line-height="150%" fo:text-indent="0cm" style:auto-text-indent="false"/>
      <style:text-properties style:font-name="FreeSans" officeooo:rsid="001f354d" officeooo:paragraph-rsid="00154abc"/>
    </style:style>
    <style:style style:name="P14" style:family="paragraph" style:parent-style-name="Standard">
      <style:paragraph-properties fo:line-height="150%"/>
      <style:text-properties style:font-name="FreeSans" officeooo:rsid="000971af" officeooo:paragraph-rsid="001268a7"/>
    </style:style>
    <style:style style:name="P15" style:family="paragraph" style:parent-style-name="Standard">
      <style:paragraph-properties fo:line-height="150%"/>
      <style:text-properties style:font-name="FreeSans" officeooo:rsid="0010246c" officeooo:paragraph-rsid="0019f8ee"/>
    </style:style>
    <style:style style:name="T1" style:family="text">
      <style:text-properties officeooo:rsid="0007d087"/>
    </style:style>
    <style:style style:name="T2" style:family="text">
      <style:text-properties officeooo:rsid="000b3f23"/>
    </style:style>
    <style:style style:name="T3" style:family="text">
      <style:text-properties officeooo:rsid="000d729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7745" style:font-weight-asian="bold" style:font-weight-complex="bold"/>
    </style:style>
    <style:style style:name="T6" style:family="text">
      <style:text-properties fo:font-weight="bold" officeooo:rsid="0012730f" style:font-weight-asian="bold" style:font-weight-complex="bold"/>
    </style:style>
    <style:style style:name="T7" style:family="text">
      <style:text-properties fo:font-weight="bold" officeooo:rsid="001871bf" style:font-weight-asian="bold" style:font-weight-complex="bold"/>
    </style:style>
    <style:style style:name="T8" style:family="text">
      <style:text-properties officeooo:rsid="000e54b0"/>
    </style:style>
    <style:style style:name="T9" style:family="text">
      <style:text-properties officeooo:rsid="001135b9"/>
    </style:style>
    <style:style style:name="T10" style:family="text">
      <style:text-properties officeooo:rsid="001268a7"/>
    </style:style>
    <style:style style:name="T11" style:family="text">
      <style:text-properties officeooo:rsid="0012730f"/>
    </style:style>
    <style:style style:name="T12" style:family="text">
      <style:text-properties officeooo:rsid="001506f5"/>
    </style:style>
    <style:style style:name="T13" style:family="text">
      <style:text-properties officeooo:rsid="0015ac44"/>
    </style:style>
    <style:style style:name="T14" style:family="text">
      <style:text-properties officeooo:rsid="00179626"/>
    </style:style>
    <style:style style:name="T15" style:family="text">
      <style:text-properties officeooo:rsid="001871bf"/>
    </style:style>
    <style:style style:name="T16" style:family="text">
      <style:text-properties officeooo:rsid="0019f8ee"/>
    </style:style>
    <style:style style:name="T17" style:family="text">
      <style:text-properties fo:font-style="italic" officeooo:rsid="000d7294" style:font-style-asian="italic" style:font-style-complex="italic"/>
    </style:style>
    <style:style style:name="T18" style:family="text">
      <style:text-properties fo:font-style="italic" fo:font-weight="bold" officeooo:rsid="00117745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0d7294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El análisis lo hemos centrado en las regiones dm2 y dm4medial derechos, y comparamos, dentro de cada región, distintas condiciones (generalmente, estímulos somáticos de distinta intensidad; pero también en algunos, tono auditivo y pulso somático). Siempre con ensayos control de no-estímulo.</text:p>
      <text:p text:style-name="P4"/>
      <text:p text:style-name="P5">Pdf<text:span text:style-name="T4"> ‘</text:span><text:span text:style-name="T6">01_</text:span><text:span text:style-name="T7">estímulos</text:span><text:span text:style-name="T4">_ajustado</text:span><text:span text:style-name="T7">s</text:span><text:span text:style-name="T4">’</text:span></text:p>
      <text:p text:style-name="P1"><text:span text:style-name="T14">Contiene</text:span> los resultados del análisis de los peces con los estímulos<text:span text:style-name="T15"> </text:span>más ajustaditos. <text:span text:style-name="T16">Se trata de pulsos superficiales de 150microseg. Son también los que más ensayos de cada condición presentan, </text:span>y<text:span text:style-name="T1"> los que</text:span> más nos creemos... <text:span text:style-name="T8">sobre todo los cuatro últimos peces (ref. 210522, 210521, 210509 y 210508).</text:span></text:p>
      <text:p text:style-name="P15">Las conclusiones que sacamos es que ambas regiones tienen el mismo compartamiento, sólo que dm4 se activa siempre más que dm2. Sin embargo, no es que a veces haya actividad de dm4 sin dm2, sino que está menos activo, y si se traza un umbral de representación, puede aparecer como no activo, pero en realidad ambas regiones presentan la misma tendencia. <text:span text:style-name="T9">Eso sucede para todas las medidas que se han estudiado (las medidas están descritas en el pdf al final). </text:span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15"><text:span text:style-name="T17">Carpetas ‘</text:span><text:span text:style-name="T18">02 </text:span><text:span text:style-name="T19">solo_pulsos</text:span><text:span text:style-name="T17">’ y ‘</text:span><text:span text:style-name="T18">03</text:span><text:span text:style-name="T19"> tono_y_pulso</text:span><text:span text:style-name="T17">’</text:span></text:p>
      <text:p text:style-name="P1">Cabe hacer notar <text:span text:style-name="T1">que hay más peces y <text:s/>bloques de estímulos; como</text:span> al principio buscábamos respuesta de bradicardia, hay muchos peces en los que los etímulos eran <text:span text:style-name="T10">más altos</text:span>: pulsos de 0.3ms y trenes incluso de 10ms, <text:span text:style-name="T10">combinando intensidades altas y bajas</text:span>, <text:span text:style-name="T3">incluso bloques de estímulos que incluyen tonos auditivos.</text:span> Como la bradicardia no aparecía de forma consistente y esos estímulos tan intensos producían una respuesta masiva, empezamos a ajustar los estímulos hasta llegar a los últimos peces, <text:span text:style-name="T2">con las intensidades</text:span> más ajustadit<text:span text:style-name="T2">a</text:span>s, que son los que se representan en el pdf.</text:p>
      <text:p text:style-name="P14">Sin embargo, se incluyen aparte los análisis de todos los otros peces: bloques aleatorizados de estímulos somáticos de más alta intensidad, <text:s/>bloques aleatorizados de estímulos somáticos y tono. En estos bloques nos hemos encontrado con la dificultad de qué hacer con <text:soft-page-break/>los ensayos ‘aberrantes’ (los sharks), que no queda claro si son realmente aberrantes o respuestas fisiológicas… por ello, los análisis están hechos con tres criterios de descarte (‘rejectOFF’, <text:s/>‘rejectGS’ y ‘rejectGS_abs’). Lo describo en el documento de notas sobre procesamiento, pero si queréis lo comentamos cuando nos veamos. </text:p>
      <text:p text:style-name="P2"/>
      <text:p text:style-name="P3">Cada análisis <text:span text:style-name="T11"><text:s/></text:span>contempla, <text:span text:style-name="T11">comparando en cada roi,</text:span> las condiciones que se presentaron en bloques aleatorizados <text:span text:style-name="T10">(a veces varios por pez, como he comentado), y cada informe contenido en las carpetas ‘solo_pulso’ y ‘tono_y_pulso’ corresponde a uno de estos bloques. </text:span></text:p>
      <text:p text:style-name="P1"/>
      <text:p text:style-name="P2"/>
      <text:p text:style-name="P7">Carpeta ‘03_pruebas’</text:p>
      <text:p text:style-name="P6">Contiene <text:span text:style-name="T13">6</text:span> pruebas que se hicieron para aprovech<text:span text:style-name="T13">a</text:span>r peces que no iban bien por algún motivo.</text:p>
      <text:p text:style-name="P6"/>
      <text:p text:style-name="P8">‘210411_test_habit’: prueba de habituación.</text:p>
      <text:p text:style-name="P6">Aquí hay un primer bloque no aleatorizado de sólo pulso 2,5mA sin control, para ver si la respuesta iba variando (código 1101).</text:p>
      <text:p text:style-name="P6">Un siguiente bloque aleatorizado con control y pulso (códigos 2100 y 2101 respectivamente), comprueba lo mismo pero con los dos tipos de ensayos, para ver también si variaba la presencia de sharks en el control.</text:p>
      <text:p text:style-name="P6">En un tercer <text:s/>bloque (código 3101) se presenta el estímulo tras una sobredosis de anestesia.</text:p>
      <text:p text:style-name="P6">De estas pruebas se han sacado también las ‘waves’ o curvas de todas las regiones (eje y de la gráfica) para todos los ensayo individuales de cada condición (eje x – trials); hay varias gráficas para cada condición, pero contiguos se representan siempre ensayos de igual condición. </text:p>
      <text:p text:style-name="P6"/>
      <text:p text:style-name="P8">‘210412_block1000_test05mA’</text:p>
      <text:p text:style-name="P10">Se presenta de forma no-aleatorizada controles (1100), pulsos (1101) y trenes 1401), ambos con la misma intensidad, para ver si en el pulso conseguíamos sólo respuesta en dm4 y en el tren bradicardia y dm2.</text:p>
      <text:p text:style-name="P10"/>
      <text:p text:style-name="P8">‘210412_block2000_npulsos’</text:p>
      <text:p text:style-name="P10">Se presenta de <text:s/>forma aleatorizada controles (2000) y <text:s/>estímulos de la misma intensidad, variando el número de pulsos: pulso único (2001), tren de dos pulsos (2002) y de tres (2003).</text:p>
      <text:p text:style-name="P6"/>
      <text:p text:style-name="P8">‘210412_block3000_intracM’</text:p>
      <text:p text:style-name="P10"><text:soft-page-break/>Contiene dos bloques, uno premorfina (3000=control, 3001=tono y 3002=tren pulsos ) y otro post-morfina (4000=control, 4001=tono, 4002=tren pulsos)</text:p>
      <text:p text:style-name="P10">La morfina se administró directamente sobre el palio, se retiró y se lavó.</text:p>
      <text:p text:style-name="P6"/>
      <text:p text:style-name="P8">‘210522_block2000_intrapM’</text:p>
      <text:p text:style-name="P10">Se probó la respuesta a un estímulo de intensidad alta:</text:p>
      <text:p text:style-name="P10">(2001) pre-morfina intraperitoneal</text:p>
      <text:p text:style-name="P10">(2002) 10 ensayos post-morfina intraperitoneal</text:p>
      <text:p text:style-name="P10">(2003) 10 siguientes ensayosf</text:p>
      <text:p text:style-name="P10">(2004) 10 ensayos tras 10 minutos</text:p>
      <text:p text:style-name="P9"/>
      <text:p text:style-name="P9">‘<text:span text:style-name="T13">2105221_</text:span>Test pushes’</text:p>
      <text:p text:style-name="P10"><text:span text:style-name="T12">Ensayos</text:span> en l<text:span text:style-name="T12">o</text:span>s que se empujaba directamente al pez para comprobar el patrón de actividad que evocaba (y que es el típico patrón en bandas que oscilan de lado a lado con respuestas desproporcionadas). </text:p>
      <text:p text:style-name="P11">Por orden: </text:p>
      <text:p text:style-name="P13">207: push strong; 208: push less (1time); 209: push a few times; 210: push less (3times); 211 push from the right; 213 push from side to side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7T14:21:36.350194929</meta:creation-date>
    <dc:date>2021-06-27T19:34:43.572912527</dc:date>
    <meta:editing-duration>PT40M1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32" meta:word-count="730" meta:character-count="4705" meta:non-whitespace-character-count="3993"/>
  </office:meta>
</office:document-meta>
</file>